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ntique Olive" svg:font-family="'Antique Olive'" style:font-adornments="Regular" style:font-family-generic="swiss" style:font-pitch="variable"/>
    <style:font-face style:name="Arial" svg:font-family="Arial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andwritten_20_Entry">
      <style:paragraph-properties fo:margin-left="2cm" fo:margin-right="0cm" fo:text-indent="-2cm" style:auto-text-indent="false">
        <style:tab-stops/>
      </style:paragraph-properties>
    </style:style>
    <style:style style:name="P2" style:family="paragraph" style:parent-style-name="Handwritten_20_Entry">
      <style:text-properties officeooo:paragraph-rsid="000281c2"/>
    </style:style>
    <style:style style:name="P3" style:family="paragraph" style:parent-style-name="Text_20_body">
      <style:paragraph-properties fo:break-before="page"/>
      <style:text-properties officeooo:rsid="000281c2" officeooo:paragraph-rsid="000281c2"/>
    </style:style>
    <style:style style:name="P4" style:family="paragraph" style:parent-style-name="Text_20_body">
      <style:paragraph-properties fo:break-before="page"/>
      <style:text-properties officeooo:paragraph-rsid="000281c2"/>
    </style:style>
    <style:style style:name="P5" style:family="paragraph" style:parent-style-name="Text_20_body">
      <style:text-properties officeooo:paragraph-rsid="000281c2"/>
    </style:style>
    <style:style style:name="P6" style:family="paragraph" style:parent-style-name="Text_20_body">
      <style:paragraph-properties fo:text-align="center" style:justify-single-word="false"/>
      <style:text-properties officeooo:paragraph-rsid="0004cf67"/>
    </style:style>
    <style:style style:name="P7" style:family="paragraph" style:parent-style-name="Heading_20_2" style:list-style-name="">
      <style:text-properties officeooo:paragraph-rsid="000281c2"/>
    </style:style>
    <style:style style:name="P8" style:family="paragraph">
      <style:paragraph-properties fo:text-align="center"/>
    </style:style>
    <style:style style:name="T1" style:family="text">
      <style:text-properties style:font-name="Wingdings 2" style:font-name-asian="Wingdings 2" style:font-name-complex="Wingdings 2"/>
    </style:style>
    <style:style style:name="T2" style:family="text">
      <style:text-properties officeooo:rsid="0004cf6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-content" style:horizontal-pos="right" style:horizontal-rel="page-content" style:shadow="none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bottom" style:vertical-rel="paragraph" style:horizontal-pos="from-left" style:horizontal-rel="page-content" draw:wrap-influence-on-position="once-concurrent" style:flow-with-text="false"/>
    </style:style>
    <style:style style:name="gr3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bottom" style:vertical-rel="baseline" style:horizontal-pos="left" style:horizontal-rel="char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3/0011" text:name="file_no"/>
        <text:user-field-decl office:value-type="string" office:string-value="Paul Wilson" text:name="client_name"/>
      </text:user-field-decls>
      <text:p text:style-name="Title">Primary Care Counselling Network</text:p>
      <text:p text:style-name="Subtitle"><draw:frame draw:style-name="fr1" draw:name="Frame1" text:anchor-type="paragraph" svg:y="0cm" svg:width="3cm" draw:z-index="12"><draw:text-box fo:min-height="0.499cm"><text:p text:style-name="Handwritten_20_Entry">Ref:<text:user-field-get text:name="file_no">13/0011</text:user-field-get> </text:p></draw:text-box></draw:frame>Initial Assessment</text:p>
      <text:h text:style-name="Heading_20_1" text:outline-level="1">
        <draw:frame draw:style-name="fr2" draw:name="Frame2" text:anchor-type="paragraph" svg:width="17cm" style:rel-width="100%" draw:z-index="13">
          <draw:text-box fo:min-height="0.499cm">
            <text:h text:style-name="Heading_20_1" text:outline-level="1">Personal Details</text:h>
            <text:p text:style-name="Handwritten_20_Entry"><draw:line text:anchor-type="paragraph" draw:z-index="14" draw:style-name="gr2" draw:text-style-name="P8" svg:x1="2.26cm" svg:y1="0.699cm" svg:x2="14.259cm" svg:y2="0.699cm"><text:p/></draw:line>Name:<text:tab/> <text:user-field-get text:name="client_name">Paul Wilson</text:user-field-get></text:p>
            <text:p text:style-name="P1">Address:<text:tab/><draw:line text:anchor-type="as-char" draw:z-index="15" draw:style-name="gr3" draw:text-style-name="P8" svg:x2="11.999cm" svg:y2="0cm"><text:p/></draw:line> <draw:line text:anchor-type="as-char" draw:z-index="16" draw:style-name="gr3" draw:text-style-name="P8" svg:x2="11.999cm" svg:y2="0cm"><text:p/></draw:line><draw:line text:anchor-type="as-char" draw:z-index="17" draw:style-name="gr3" draw:text-style-name="P8" svg:x2="11.999cm" svg:y2="0cm"><text:p/></draw:line></text:p>
            <text:p text:style-name="Handwritten_20_Entry">Tel :<text:tab/><draw:line text:anchor-type="as-char" draw:z-index="18" draw:style-name="gr3" draw:text-style-name="P8" svg:x2="6.001cm" svg:y2="0cm"><text:p/></draw:line><text:tab/>Mobile: <draw:line text:anchor-type="as-char" draw:z-index="19" draw:style-name="gr3" draw:text-style-name="P8" svg:x2="6.001cm" svg:y2="0cm"><text:p/></draw:line> </text:p>
            <text:p text:style-name="Text_20_body"><text:tab/>(Home/Work)<text:tab/><text:tab/><text:tab/><text:tab/><text:tab/>OK to text?  <text:span text:style-name="T1"><text:line-break/></text:span><text:tab/>OK to leave message?  <text:span text:style-name="T1"></text:span> <text:tab/><text:tab/><text:tab/>OK to leave message?  <text:span text:style-name="T1"></text:span> <text:s/></text:p>
          </draw:text-box>
        </draw:frame>
        <draw:frame draw:style-name="fr3" draw:name="Frame3" text:anchor-type="paragraph" svg:x="0cm" svg:y="7.37cm" svg:width="17cm" style:rel-width="100%" draw:z-index="20">
          <draw:text-box fo:min-height="0.499cm">
            <text:h text:style-name="Heading_20_1" text:outline-level="1">Referral</text:h>
            <text:p text:style-name="Handwritten_20_Entry">Name of Referrer: <draw:line text:anchor-type="as-char" draw:z-index="21" draw:style-name="gr3" draw:text-style-name="P8" svg:x2="11.999cm" svg:y2="0cm"><text:p/></draw:line></text:p>
            <text:p text:style-name="Text_20_body">Is this a self-referral? <text:span text:style-name="T1"></text:span> Yes<text:tab/><text:span text:style-name="T1"></text:span> No</text:p>
          </draw:text-box>
        </draw:frame>
        <draw:frame draw:style-name="fr3" draw:name="Frame4" text:anchor-type="paragraph" svg:x="0cm" svg:y="10.37cm" svg:width="17cm" style:rel-width="100%" draw:z-index="22">
          <draw:text-box fo:min-height="0.499cm">
            <text:h text:style-name="Heading_20_1" text:outline-level="1"/>
          </draw:text-box>
        </draw:frame>
      </text:h>
      <text:h text:style-name="Heading_20_1" text:outline-level="1"/>
      <text:h text:style-name="Heading_20_1" text:outline-level="1">Relationships</text:h>
      <text:p text:style-name="Text_20_body">stuff about who's living at home</text:p>
      <text:h text:style-name="Heading_20_1" text:outline-level="1"/>
      <text:h text:style-name="Heading_20_1" text:outline-level="1">Presenting Issues</text:h>
      <text:p text:style-name="Text_20_body">Description of Presenting problem</text:p>
      <text:p text:style-name="Handwritten_20_Entry">
        <draw:line text:anchor-type="char" draw:z-index="1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0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3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2" draw:style-name="gr1" draw:text-style-name="P8" svg:x1="0.499cm" svg:y1="0.64cm" svg:x2="16.501cm" svg:y2="0.64cm">
          <text:p/>
        </draw:line>
      </text:p>
      <text:p text:style-name="Text_20_body">History (onset, circumstances at time, how developed over time, etc)</text:p>
      <text:p text:style-name="Handwritten_20_Entry">
        <draw:line text:anchor-type="char" draw:z-index="5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4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7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6" draw:style-name="gr1" draw:text-style-name="P8" svg:x1="0.499cm" svg:y1="0.64cm" svg:x2="16.501cm" svg:y2="0.64cm">
          <text:p/>
        </draw:line>
        <text:soft-page-break/>
      </text:p>
      <text:p text:style-name="Text_20_body">How it affects client's life (level of distress, coping ability)</text:p>
      <text:p text:style-name="Handwritten_20_Entry">
        <draw:line text:anchor-type="char" draw:z-index="9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8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11" draw:style-name="gr1" draw:text-style-name="P8" svg:x1="0.499cm" svg:y1="0.64cm" svg:x2="16.501cm" svg:y2="0.64cm">
          <text:p/>
        </draw:line>
      </text:p>
      <text:p text:style-name="Handwritten_20_Entry">
        <draw:line text:anchor-type="char" draw:z-index="10" draw:style-name="gr1" draw:text-style-name="P8" svg:x1="0.499cm" svg:y1="0.64cm" svg:x2="16.501cm" svg:y2="0.64cm">
          <text:p/>
        </draw:line>
      </text:p>
      <text:p text:style-name="Text_20_body"/>
      <text:p text:style-name="P3">Third page for testing</text:p>
      <text:p text:style-name="P2">
        <draw:line text:anchor-type="char" draw:z-index="24" draw:style-name="gr1" draw:text-style-name="P8" svg:x1="0.499cm" svg:y1="0.64cm" svg:x2="16.501cm" svg:y2="0.64cm">
          <text:p/>
        </draw:line>
      </text:p>
      <text:p text:style-name="P2">
        <draw:line text:anchor-type="char" draw:z-index="23" draw:style-name="gr1" draw:text-style-name="P8" svg:x1="0.499cm" svg:y1="0.64cm" svg:x2="16.501cm" svg:y2="0.64cm">
          <text:p/>
        </draw:line>
      </text:p>
      <text:p text:style-name="P2">
        <draw:line text:anchor-type="char" draw:z-index="25" draw:style-name="gr1" draw:text-style-name="P8" svg:x1="0.499cm" svg:y1="0.64cm" svg:x2="16.501cm" svg:y2="0.64cm">
          <text:p/>
        </draw:line>
      </text:p>
      <text:h text:style-name="P7" text:outline-level="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
        <text:span text:style-name="T2">this page deliberately left blank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ntique Olive" svg:font-family="'Antique Olive'" style:font-adornments="Regular" style:font-family-generic="swiss" style:font-pitch="variable"/>
    <style:font-face style:name="Arial" svg:font-family="Arial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ntique Oliv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>
        <style:tab-stops>
          <style:tab-stop style:position="2cm"/>
        </style:tab-stops>
      </style:paragraph-properties>
      <style:text-properties style:font-name="Century Goth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Century Gothic1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21cm" style:contextual-spacing="false" fo:text-align="center" style:justify-single-word="false" style:page-number="auto"/>
      <style:text-properties style:font-name="Century Gothic1" fo:font-size="12pt" fo:font-style="normal" fo:font-weight="bold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06pt solid #000000" style:shadow="none"/>
      <style:text-properties style:font-name="Century Gothic" fo:font-size="12pt" fo:font-weight="bold" style:font-size-asian="115%" style:font-weight-asian="bold" style:font-size-complex="115%" style:font-weight-complex="bold"/>
    </style:style>
    <style:style style:name="Handwritten_20_Entry" style:display-name="Handwritten Entry" style:family="paragraph" style:parent-style-name="Text_20_body" style:class="text">
      <style:paragraph-properties fo:line-height="0.7cm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03-05T08:35:26.99</meta:creation-date>
    <meta:printed-by>Stephen Allsopp</meta:printed-by>
    <meta:print-date>2010-03-05T08:58:40.19</meta:print-date>
    <dc:date>2013-06-27T08:45:01</dc:date>
    <dc:creator>Stephen </dc:creator>
    <meta:editing-duration>PT36M40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4" meta:paragraph-count="19" meta:word-count="84" meta:character-count="554" meta:non-whitespace-character-count="467"/>
  </office:meta>
</office:document-meta>
</file>